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style:text-underline-style="solid" style:text-underline-width="auto" style:text-underline-color="font-color" fo:font-weight="bold" officeooo:rsid="000212fe" officeooo:paragraph-rsid="000212f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pt" fo:country="BR" style:text-underline-style="solid" style:text-underline-width="auto" style:text-underline-color="font-color" fo:font-weight="bold" officeooo:rsid="000212fe" officeooo:paragraph-rsid="000212fe" style:font-weight-asian="bold" style:font-weight-complex="bold"/>
    </style:style>
    <style:style style:name="P3" style:family="paragraph" style:parent-style-name="Standard">
      <style:text-properties fo:language="pt" fo:country="BR" officeooo:rsid="000212fe" officeooo:paragraph-rsid="000212fe"/>
    </style:style>
    <style:style style:name="P4" style:family="paragraph" style:parent-style-name="Standard">
      <style:text-properties fo:language="pt" fo:country="BR" officeooo:rsid="000212fe" officeooo:paragraph-rsid="0007ef33"/>
    </style:style>
    <style:style style:name="P5" style:family="paragraph" style:parent-style-name="Standard">
      <style:text-properties fo:language="pt" fo:country="BR" officeooo:rsid="000212fe" officeooo:paragraph-rsid="000d3703"/>
    </style:style>
    <style:style style:name="P6" style:family="paragraph" style:parent-style-name="Standard">
      <style:text-properties fo:language="pt" fo:country="BR" officeooo:rsid="000377bc" officeooo:paragraph-rsid="000dbb03"/>
    </style:style>
    <style:style style:name="P7" style:family="paragraph" style:parent-style-name="Standard">
      <style:text-properties fo:language="pt" fo:country="BR" officeooo:rsid="000c7942" officeooo:paragraph-rsid="000dbb03"/>
    </style:style>
    <style:style style:name="P8" style:family="paragraph" style:parent-style-name="Standard">
      <style:text-properties fo:language="pt" fo:country="BR" officeooo:rsid="00048b1c" officeooo:paragraph-rsid="0007ef33"/>
    </style:style>
    <style:style style:name="P9" style:family="paragraph" style:parent-style-name="Standard">
      <style:text-properties fo:language="pt" fo:country="BR" style:text-underline-style="none" officeooo:rsid="00048b1c" officeooo:paragraph-rsid="0007ef33"/>
    </style:style>
    <style:style style:name="P10" style:family="paragraph" style:parent-style-name="Standard">
      <style:text-properties fo:language="pt" fo:country="BR" style:text-underline-style="none" officeooo:rsid="00109c9e" officeooo:paragraph-rsid="00109c9e"/>
    </style:style>
    <style:style style:name="P11" style:family="paragraph" style:parent-style-name="Standard">
      <style:text-properties fo:language="pt" fo:country="BR" style:text-underline-style="none" officeooo:rsid="000212fe" officeooo:paragraph-rsid="000212fe"/>
    </style:style>
    <style:style style:name="P12" style:family="paragraph" style:parent-style-name="Standard">
      <style:text-properties fo:language="pt" fo:country="BR" officeooo:rsid="0007ef33" officeooo:paragraph-rsid="0007ef33"/>
    </style:style>
    <style:style style:name="P13" style:family="paragraph" style:parent-style-name="Standard">
      <style:text-properties fo:language="pt" fo:country="BR" officeooo:rsid="000d040f" officeooo:paragraph-rsid="000d040f"/>
    </style:style>
    <style:style style:name="P14" style:family="paragraph" style:parent-style-name="Standard">
      <style:text-properties fo:language="pt" fo:country="BR" officeooo:rsid="000d040f" officeooo:paragraph-rsid="000d3703"/>
    </style:style>
    <style:style style:name="P15" style:family="paragraph" style:parent-style-name="Standard">
      <style:text-properties fo:language="pt" fo:country="BR" officeooo:rsid="000d040f" officeooo:paragraph-rsid="000dbb03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0d040f" officeooo:paragraph-rsid="000d3703"/>
    </style:style>
    <style:style style:name="P17" style:family="paragraph" style:parent-style-name="Standard">
      <style:text-properties fo:language="pt" fo:country="BR" officeooo:rsid="000d3703" officeooo:paragraph-rsid="000d3703"/>
    </style:style>
    <style:style style:name="P18" style:family="paragraph" style:parent-style-name="Standard">
      <style:text-properties fo:language="pt" fo:country="BR" officeooo:rsid="000d3703" officeooo:paragraph-rsid="000de53d"/>
    </style:style>
    <style:style style:name="P19" style:family="paragraph" style:parent-style-name="Standard">
      <style:text-properties fo:language="pt" fo:country="BR" officeooo:rsid="00107441" officeooo:paragraph-rsid="00107441"/>
    </style:style>
    <style:style style:name="P20" style:family="paragraph" style:parent-style-name="Standard">
      <style:text-properties fo:language="pt" fo:country="BR" officeooo:rsid="00109c9e" officeooo:paragraph-rsid="00109c9e"/>
    </style:style>
    <style:style style:name="P21" style:family="paragraph" style:parent-style-name="Standard">
      <style:text-properties fo:font-size="12pt" fo:language="pt" fo:country="BR" officeooo:rsid="0007ef33" officeooo:paragraph-rsid="0007ef33" style:font-size-asian="12pt" style:font-size-complex="12pt"/>
    </style:style>
    <style:style style:name="P22" style:family="paragraph" style:parent-style-name="Standard">
      <style:text-properties fo:font-size="12pt" fo:language="pt" fo:country="BR" officeooo:rsid="0007ef33" officeooo:paragraph-rsid="000d3703" style:font-size-asian="12pt" style:font-size-complex="12pt"/>
    </style:style>
    <style:style style:name="P23" style:family="paragraph" style:parent-style-name="Standard">
      <style:text-properties fo:font-size="12pt" fo:language="pt" fo:country="BR" officeooo:rsid="000212fe" officeooo:paragraph-rsid="0007ef33" style:font-size-asian="12pt" style:font-size-complex="12pt"/>
    </style:style>
    <style:style style:name="P24" style:family="paragraph" style:parent-style-name="Standard">
      <style:text-properties fo:font-size="12pt" fo:language="pt" fo:country="BR" officeooo:rsid="000212fe" officeooo:paragraph-rsid="000212fe" style:font-size-asian="12pt" style:font-size-complex="12pt"/>
    </style:style>
    <style:style style:name="P25" style:family="paragraph" style:parent-style-name="Standard">
      <style:text-properties fo:font-size="12pt" fo:language="pt" fo:country="BR" officeooo:rsid="000212fe" officeooo:paragraph-rsid="000ba853" style:font-size-asian="12pt" style:font-size-complex="12pt"/>
    </style:style>
    <style:style style:name="P26" style:family="paragraph" style:parent-style-name="Standard">
      <style:text-properties style:font-name="Liberation Serif" fo:language="pt" fo:country="BR" officeooo:rsid="000212fe" officeooo:paragraph-rsid="0007ef33"/>
    </style:style>
    <style:style style:name="P27" style:family="paragraph" style:parent-style-name="Standard">
      <style:text-properties style:text-underline-style="none" officeooo:paragraph-rsid="00109c9e"/>
    </style:style>
    <style:style style:name="T1" style:family="text">
      <style:text-properties officeooo:rsid="000212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377bc"/>
    </style:style>
    <style:style style:name="T5" style:family="text">
      <style:text-properties style:text-underline-style="solid" style:text-underline-width="auto" style:text-underline-color="font-color" officeooo:rsid="00048b1c"/>
    </style:style>
    <style:style style:name="T6" style:family="text">
      <style:text-properties style:text-underline-style="solid" style:text-underline-width="auto" style:text-underline-color="font-color" officeooo:rsid="0007ef33"/>
    </style:style>
    <style:style style:name="T7" style:family="text">
      <style:text-properties style:text-underline-style="solid" style:text-underline-width="auto" style:text-underline-color="font-color" officeooo:rsid="000d040f"/>
    </style:style>
    <style:style style:name="T8" style:family="text">
      <style:text-properties style:text-underline-style="solid" style:text-underline-width="auto" style:text-underline-color="font-color" officeooo:rsid="000d3703"/>
    </style:style>
    <style:style style:name="T9" style:family="text">
      <style:text-properties style:text-underline-style="solid" style:text-underline-width="auto" style:text-underline-color="font-color" officeooo:rsid="000dfece"/>
    </style:style>
    <style:style style:name="T10" style:family="text">
      <style:text-properties style:text-underline-style="solid" style:text-underline-width="auto" style:text-underline-color="font-color" officeooo:rsid="000f1f56"/>
    </style:style>
    <style:style style:name="T11" style:family="text">
      <style:text-properties style:text-underline-style="solid" style:text-underline-width="auto" style:text-underline-color="font-color" officeooo:rsid="00109c9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officeooo:rsid="000377bc"/>
    </style:style>
    <style:style style:name="T16" style:family="text">
      <style:text-properties officeooo:rsid="00048b1c"/>
    </style:style>
    <style:style style:name="T17" style:family="text">
      <style:text-properties style:text-underline-style="none" officeooo:rsid="00048b1c"/>
    </style:style>
    <style:style style:name="T18" style:family="text">
      <style:text-properties officeooo:rsid="0007ef33"/>
    </style:style>
    <style:style style:name="T19" style:family="text">
      <style:text-properties style:font-name="Liberation Serif"/>
    </style:style>
    <style:style style:name="T20" style:family="text">
      <style:text-properties style:font-name="Liberation Serif" officeooo:rsid="000ba853"/>
    </style:style>
    <style:style style:name="T21" style:family="text">
      <style:text-properties style:font-name="Liberation Serif" officeooo:rsid="0007ef33"/>
    </style:style>
    <style:style style:name="T22" style:family="text">
      <style:text-properties fo:font-size="12pt" officeooo:rsid="0007ef33" style:font-size-asian="12pt" style:font-size-complex="12pt"/>
    </style:style>
    <style:style style:name="T23" style:family="text">
      <style:text-properties fo:font-size="12pt" officeooo:rsid="000d3703" style:font-size-asian="12pt" style:font-size-complex="12pt"/>
    </style:style>
    <style:style style:name="T24" style:family="text">
      <style:text-properties officeooo:rsid="000ba853"/>
    </style:style>
    <style:style style:name="T25" style:family="text">
      <style:text-properties officeooo:rsid="000d040f"/>
    </style:style>
    <style:style style:name="T26" style:family="text">
      <style:text-properties officeooo:rsid="000d3703"/>
    </style:style>
    <style:style style:name="T27" style:family="text">
      <style:text-properties officeooo:rsid="000dbb03"/>
    </style:style>
    <style:style style:name="T28" style:family="text">
      <style:text-properties officeooo:rsid="00109c9e"/>
    </style:style>
    <style:style style:name="T29" style:family="text">
      <style:text-properties fo:language="pt" fo:country="BR" officeooo:rsid="00109c9e"/>
    </style:style>
    <style:style style:name="T30" style:family="text">
      <style:text-properties fo:language="pt" fo:country="BR" style:text-underline-style="solid" style:text-underline-width="auto" style:text-underline-color="font-color" officeooo:rsid="00109c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Locação de Fantasias</text:p>
      <text:p text:style-name="P2"/>
      <text:p text:style-name="P20"><text:span text:style-name="T2">*</text:span> <text:span text:style-name="T12">Alunos:</text:span></text:p>
      <text:p text:style-name="P20"><text:span text:style-name="T12"/></text:p>
      <text:p text:style-name="P27"><text:span text:style-name="T29"><text:tab/>→</text:span><text:span text:style-name="T30">Gabriel Oliveira</text:span><text:span text:style-name="T29"> &lt;</text:span>gaabrieloliveira.go<text:span text:style-name="T28">@gmail.com</text:span><text:span text:style-name="T29">&gt;</text:span></text:p>
      <text:p text:style-name="P10"><text:tab/>→<text:span text:style-name="T3">João Manoel</text:span> &lt;joaomanoel7.ifg@gmail.com&gt;</text:p>
      <text:p text:style-name="P27"><text:span text:style-name="T29"><text:tab/>→</text:span><text:span text:style-name="T30">Vitalino Victor</text:span><text:span text:style-name="T29"> &lt;</text:span>vitalinobr<text:span text:style-name="T28">@gmail.com</text:span><text:span text:style-name="T29">&gt;</text:span></text:p>
      <text:p text:style-name="P11"/>
      <text:p text:style-name="P3"/>
      <text:p text:style-name="P3"><text:span text:style-name="T14">****</text:span><text:span text:style-name="T2"> </text:span><text:span text:style-name="T13">Caso de uso:</text:span> <text:span text:style-name="T3">Manter Fantasia</text:span><text:span text:style-name="T10">s</text:span></text:p>
      <text:p text:style-name="P19"/>
      <text:p text:style-name="P3"><text:span text:style-name="T2">**</text:span> <text:span text:style-name="T12">Fluxo Principal:</text:span> </text:p>
      <text:p text:style-name="P3"/>
      <text:p text:style-name="P3">1. O caso de uso inicia quando o Funcionário da Locadora necessita fazer a manutenção (cadastro, alteração, exclusão) de uma fantasia do acervo.</text:p>
      <text:p text:style-name="P3"/>
      <text:p text:style-name="P3">2. O <text:span text:style-name="T15">sistema solicita ao </text:span>Funcionário <text:span text:style-name="T15">que </text:span>escolh<text:span text:style-name="T15">a</text:span> uma das seguintes opções:</text:p>
      <text:p text:style-name="P3"/>
      <text:p text:style-name="P3">2.1. Cadastrar Fantasia</text:p>
      <text:p text:style-name="P3">2.2. Buscar Fantasia pelo Nome</text:p>
      <text:p text:style-name="P3">2.3. Buscar Fantasia pelo Tema</text:p>
      <text:p text:style-name="P3">2.4. Buscar Fantasia pelo Tipo</text:p>
      <text:p text:style-name="P3">2.5. Listar Todas as Fantasias</text:p>
      <text:p text:style-name="P3"/>
      <text:p text:style-name="P3">3. <text:span text:style-name="T15">De acordo com a escolha do passo 2, vá para o correspondente fluxo alternativo e encerre o caso de uso.</text:span></text:p>
      <text:p text:style-name="P3"/>
      <text:p text:style-name="P3"/>
      <text:p text:style-name="P3"><text:span text:style-name="T2">**</text:span> <text:span text:style-name="T12">Fluxo Alternativo:</text:span> <text:span text:style-name="T4">Cadastrar</text:span><text:span text:style-name="T3"> Fantasia</text:span></text:p>
      <text:p text:style-name="P3"/>
      <text:p text:style-name="P3">1. O sistema solicita ao Funcionário o preenchimento dos seguintes dados:</text:p>
      <text:p text:style-name="P3"/>
      <text:p text:style-name="P6"><text:span text:style-name="T26">→N</text:span>ome da <text:span text:style-name="T27">F</text:span>antasia,</text:p>
      <text:p text:style-name="P6">→<text:span text:style-name="T27">T</text:span>ipo da <text:span text:style-name="T27">F</text:span>antasia (<text:span text:style-name="T27">I</text:span>nfantil <text:span text:style-name="T27">M</text:span>asculino/<text:span text:style-name="T27">I</text:span>nfantil <text:span text:style-name="T27">F</text:span>eminino/<text:span text:style-name="T27">A</text:span>dulto <text:span text:style-name="T27">M</text:span>asculino/<text:span text:style-name="T27">A</text:span>dulto <text:span text:style-name="T27">F</text:span>eminino/<text:span text:style-name="T27">C</text:span>asal),</text:p>
      <text:p text:style-name="P6">→<text:span text:style-name="T27"> T</text:span>ema da <text:span text:style-name="T27">F</text:span>antasia,</text:p>
      <text:p text:style-name="P6">→<text:span text:style-name="T27"> V</text:span>alor da <text:span text:style-name="T27">F</text:span>antasia,</text:p>
      <text:p text:style-name="P6">→<text:span text:style-name="T27"> V</text:span>alor da <text:span text:style-name="T27">L</text:span>ocação,</text:p>
      <text:p text:style-name="P7">→ Quantidade no Acervo,</text:p>
      <text:p text:style-name="P7">→ Disponível ou Emprestado;</text:p>
      <text:p text:style-name="P3"/>
      <text:p text:style-name="P3">2. O Funcionário preenche os dados acima e solicita <text:span text:style-name="T15">o cadastro</text:span>;</text:p>
      <text:p text:style-name="P3"/>
      <text:p text:style-name="P3">3. Vá para o caso de uso <text:span text:style-name="T3">Validar </text:span><text:span text:style-name="T8">D</text:span><text:span text:style-name="T3">ados</text:span> &lt;&lt;include&gt;&gt;;</text:p>
      <text:p text:style-name="P3"/>
      <text:p text:style-name="P3">4. Se houve status de erro: o sistema envia uma mensagem de erro e volta ao passo 1 deste mesmo <text:span text:style-name="T26">fluxo alternativo</text:span>;</text:p>
      <text:p text:style-name="P3"/>
      <text:p text:style-name="P3">5. Se os dados estiverem corretos o sistema realiza <text:span text:style-name="T15">o</text:span> <text:span text:style-name="T15">cadastro </text:span>e exibe uma mensagem <text:span text:style-name="T26">i</text:span>nformando que <text:span text:style-name="T15">o cadastro da fantasia</text:span> foi efetivad<text:span text:style-name="T26">o</text:span> com sucesso.</text:p>
      <text:p text:style-name="P4"><text:soft-page-break/><text:span text:style-name="T2">**</text:span> <text:span text:style-name="T12">Fluxo Alternativo:</text:span> <text:span text:style-name="T5">Buscar Fantasia pelo Nome</text:span></text:p>
      <text:p text:style-name="P4"/>
      <text:p text:style-name="P4">1. O sistema solicita ao Funcionário <text:span text:style-name="T16">que se informe o nome (ou parte do nome) de uma fantasia;</text:span></text:p>
      <text:p text:style-name="P4"/>
      <text:p text:style-name="P4">2. <text:span text:style-name="T16">Se não foi encontrada nenhuma fantasia o sistema exibe um aviso de que não encontrou nenhuma fantasia e encerra o caso de uso.</text:span></text:p>
      <text:p text:style-name="P4"/>
      <text:p text:style-name="P8">3. Se foi encontrada uma ou mais fantasias o sistema exibe as fantasias encontradas e dá a opção de:</text:p>
      <text:p text:style-name="P4"/>
      <text:p text:style-name="P5"><text:span text:style-name="T16">3.1. </text:span><text:span text:style-name="T22">Excluir </text:span><text:span text:style-name="T23">uma d</text:span><text:span text:style-name="T22">as fantasias </text:span><text:span text:style-name="T23">encontradas (desde </text:span><text:span text:style-name="T22">que não est</text:span><text:span text:style-name="T23">eja</text:span><text:span text:style-name="T22"> locada</text:span><text:span text:style-name="T23">)</text:span><text:span text:style-name="T22">:</text:span><text:span text:style-name="T16"> vá para o fluxo alternativo </text:span><text:span text:style-name="T5">Excluir Fantasia</text:span><text:span text:style-name="T17"> e encerre o caso de uso;</text:span></text:p>
      <text:p text:style-name="P4"><text:span text:style-name="T17">3.2. Alterar as fantasias encontradas: vá para o fluxo alternativo </text:span><text:span text:style-name="T5">Alterar Fantasia </text:span><text:span text:style-name="T17">e encerre o caso de uso;</text:span></text:p>
      <text:p text:style-name="P9"/>
      <text:p text:style-name="P9"/>
      <text:p text:style-name="P4"><text:span text:style-name="T2">**</text:span> <text:span text:style-name="T12">Fluxo Alternativo:</text:span> <text:span text:style-name="T5">Buscar Fantasia pelo </text:span><text:span text:style-name="T6">Tema</text:span></text:p>
      <text:p text:style-name="P4"/>
      <text:p text:style-name="P4">1. O sistema solicita ao Funcionário <text:span text:style-name="T16">que se informe o tema (ou parte do tema) de uma fantasia;</text:span></text:p>
      <text:p text:style-name="P4"/>
      <text:p text:style-name="P4">2. <text:span text:style-name="T16">Se não foi encontrada nenhuma fantasia o sistema exibe um aviso de que não encontrou nenhuma fantasia e encerra o caso de uso.</text:span></text:p>
      <text:p text:style-name="P4"/>
      <text:p text:style-name="P8">3. Se foi encontrada uma ou mais fantasias o sistema exibe as fantasias encontradas e dá a opção de:</text:p>
      <text:p text:style-name="P4"/>
      <text:p text:style-name="P5"><text:span text:style-name="T16">3.1. </text:span><text:span text:style-name="T22">Excluir </text:span><text:span text:style-name="T23">uma d</text:span><text:span text:style-name="T22">as fantasias </text:span><text:span text:style-name="T23">encontradas (desde </text:span><text:span text:style-name="T22">que não est</text:span><text:span text:style-name="T23">eja</text:span><text:span text:style-name="T22"> locada</text:span><text:span text:style-name="T23">)</text:span><text:span text:style-name="T22">:</text:span><text:span text:style-name="T16"> vá para o fluxo alternativo </text:span><text:span text:style-name="T5">Excluir Fantasia</text:span><text:span text:style-name="T17"> e encerre o caso de uso;</text:span></text:p>
      <text:p text:style-name="P4"><text:span text:style-name="T17">3.2. Alterar as fantasias encontradas: vá para o fluxo alternativo </text:span><text:span text:style-name="T5">Alterar Fantasia </text:span><text:span text:style-name="T17">e encerre o caso de uso;</text:span></text:p>
      <text:p text:style-name="P3"/>
      <text:p text:style-name="P3"/>
      <text:p text:style-name="P4"><text:span text:style-name="T2">**</text:span> <text:span text:style-name="T12">Fluxo Alternativo:</text:span> <text:span text:style-name="T5">Buscar Fantasia pelo </text:span><text:span text:style-name="T6">Tipo</text:span></text:p>
      <text:p text:style-name="P4"/>
      <text:p text:style-name="P4">1. O sistema solicita ao Funcionário <text:span text:style-name="T16">que se escolha o tipo de uma fantasia (infantil masculino/infantil feminino/adulto masculino/adulto feminino/casal);</text:span></text:p>
      <text:p text:style-name="P4"/>
      <text:p text:style-name="P4">2. <text:span text:style-name="T16">Se não foi encontrada nenhuma fantasia o sistema exibe um aviso de que não encontrou nenhuma fantasia e encerra o caso de uso.</text:span></text:p>
      <text:p text:style-name="P4"/>
      <text:p text:style-name="P8">3. Se foi encontrada uma ou mais fantasias o sistema exibe as fantasias encontradas e dá a opção de:</text:p>
      <text:p text:style-name="P4"/>
      <text:p text:style-name="P5"><text:span text:style-name="T16">3.1. </text:span><text:span text:style-name="T22">Excluir </text:span><text:span text:style-name="T23">uma d</text:span><text:span text:style-name="T22">as fantasias </text:span><text:span text:style-name="T23">encontradas (desde </text:span><text:span text:style-name="T22">que não est</text:span><text:span text:style-name="T23">eja</text:span><text:span text:style-name="T22"> locada</text:span><text:span text:style-name="T23">)</text:span><text:span text:style-name="T22">:</text:span><text:span text:style-name="T16"> vá para o fluxo alternativo </text:span><text:span text:style-name="T5">Excluir Fantasia</text:span><text:span text:style-name="T17"> e encerre o caso de uso;</text:span></text:p>
      <text:p text:style-name="P4"><text:span text:style-name="T16">3.2. Alterar uma das fantasias encontradas: vá para o fluxo alternativo </text:span><text:span text:style-name="T5">Alterar Fantasia </text:span><text:span text:style-name="T17">e encerre o caso de uso;</text:span></text:p>
      <text:p text:style-name="P3"/>
      <text:p text:style-name="P3"/>
      <text:p text:style-name="P3"/>
      <text:p text:style-name="P3"/>
      <text:p text:style-name="P3"/>
      <text:p text:style-name="P4"><text:soft-page-break/><text:span text:style-name="T2">**</text:span> <text:span text:style-name="T12">Fluxo Alternativo:</text:span> <text:span text:style-name="T6">Listar Todas as Fantasias</text:span></text:p>
      <text:p text:style-name="P3"/>
      <text:p text:style-name="P12">1. Se não foi encontrada nenhuma fantasia cadastrada no sistema, então o sistema exibe um aviso de que não encontrou nenhuma fantasia e encerra o caso de uso.</text:p>
      <text:p text:style-name="P12"/>
      <text:p text:style-name="P12">2. Se foi encontrada uma ou mais fantasias o sistema exibe as fantasias encontradas e dá a opção de:</text:p>
      <text:p text:style-name="P21"/>
      <text:p text:style-name="P22">2.1. Excluir <text:span text:style-name="T26">uma d</text:span>as fantasias <text:span text:style-name="T26">encontradas (desde </text:span>que não est<text:span text:style-name="T26">eja</text:span> locada<text:span text:style-name="T26">)</text:span>: vá para o fluxo alternativo <text:span text:style-name="T3">Excluir Fantasia</text:span> e encerre o caso de uso;</text:p>
      <text:p text:style-name="P21">2.2. Alterar <text:span text:style-name="T26">uma d</text:span>as fantasias encontradas: vá para o fluxo alternativo <text:span text:style-name="T3">Alterar Fantasia</text:span> e encerre o caso de uso;</text:p>
      <text:p text:style-name="P23"/>
      <text:p text:style-name="P23"/>
      <text:p text:style-name="P4"><text:span text:style-name="T2">**</text:span> <text:span text:style-name="T12">Fluxo Alternativo:</text:span> <text:span text:style-name="T3">Excluir </text:span><text:span text:style-name="T6">Fantasia</text:span></text:p>
      <text:p text:style-name="P24"/>
      <text:p text:style-name="P25">1. <text:span text:style-name="T18">O sistema exi</text:span>be <text:span text:style-name="T19">as informações da fantasia – </text:span><text:span text:style-name="T20">n</text:span><text:span text:style-name="T19">ome, </text:span><text:span text:style-name="T20">t</text:span><text:span text:style-name="T19">ipo, </text:span><text:span text:style-name="T20">t</text:span><text:span text:style-name="T19">ema, </text:span><text:span text:style-name="T20">v</text:span><text:span text:style-name="T19">alor da </text:span><text:span text:style-name="T20">f</text:span><text:span text:style-name="T19">antasia, </text:span><text:span text:style-name="T20">v</text:span><text:span text:style-name="T19">alor da </text:span><text:span text:style-name="T20">l</text:span><text:span text:style-name="T19">ocação, quantidade no acervo, disponível ou emprestado – </text:span><text:span text:style-name="T20">e </text:span><text:span text:style-name="T19">dá a opção de exclu</text:span><text:span text:style-name="T21">ir a fantasia do acervo ou de encerrar o caso de uso;</text:span></text:p>
      <text:p text:style-name="P26"/>
      <text:p text:style-name="P12">2. Se o Funcionário escolher mesmo excluir a fantasia do acervo, ent<text:span text:style-name="T25">ã</text:span>o o<text:span text:style-name="T1"> sistema solicita </text:span>a <text:span text:style-name="T1">confirmação do Funcionário para realizar a exclusão;</text:span></text:p>
      <text:p text:style-name="P3"/>
      <text:p text:style-name="P3"><text:span text:style-name="T24">3</text:span>. Se o Funcionário confirma exclusão, o sistema exclui <text:span text:style-name="T18">a</text:span> <text:span text:style-name="T18">fantasia d</text:span>o acervo e exibe uma mensagem <text:span text:style-name="T18">i</text:span>nformando que a exclusão foi efetivada com sucesso.</text:p>
      <text:p text:style-name="P3"/>
      <text:p text:style-name="P3"/>
      <text:p text:style-name="P13"><text:span text:style-name="T2">**</text:span> <text:span text:style-name="T12">Fluxo Alternativo:</text:span> <text:span text:style-name="T3">Alterar Fantasia</text:span></text:p>
      <text:p text:style-name="P13"/>
      <text:p text:style-name="P14">1. O sistema exibe as informações da fantasia – nome, tipo, tema, valor da fantasia, valor da locação, quantidade no acervo, disponível ou emprestado – e dá a opção de encerrar o caso de uso ou de alterar os seguintes dados:</text:p>
      <text:p text:style-name="P14"/>
      <text:p text:style-name="P15">→<text:span text:style-name="T27">V</text:span>alor da <text:span text:style-name="T27">F</text:span>antasia,</text:p>
      <text:p text:style-name="P15">→<text:span text:style-name="T27">V</text:span>alor da <text:span text:style-name="T27">L</text:span>ocação,</text:p>
      <text:p text:style-name="P15">→<text:span text:style-name="T27">Q</text:span>uantidade no <text:span text:style-name="T27">A</text:span>cervo,</text:p>
      <text:p text:style-name="P15">→<text:span text:style-name="T27">D</text:span>isponível ou <text:span text:style-name="T27">E</text:span>mprestado;</text:p>
      <text:p text:style-name="P13"/>
      <text:p text:style-name="P5">2. <text:span text:style-name="T25">Se o Funcionário escolher alterar os dados da fantasia, então o</text:span> Funcionário preenche os dados acima e solicita <text:span text:style-name="T26">a alteração</text:span>;</text:p>
      <text:p text:style-name="P5"/>
      <text:p text:style-name="P17">3. Vá para o caso de uso <text:span text:style-name="T3">Validar Dados</text:span> &lt;&lt;include&gt;&gt;;</text:p>
      <text:p text:style-name="P17"/>
      <text:p text:style-name="P17">4. Se houve status de erro: o sistema envia uma mensagem de erro e volta ao passo 1 deste mesmo fluxo alternativo;</text:p>
      <text:p text:style-name="P17"/>
      <text:p text:style-name="P18">5. Se os dados estiverem corretos o sistema realiza a alteração e exibe uma mensagem informando que a alteração da fantasia foi efetivada com sucesso.</text:p>
      <text:p text:style-name="P14"/>
      <text:p text:style-name="P16"/>
      <text:p text:style-name="P3"><text:soft-page-break/><text:span text:style-name="T2">**** </text:span><text:span text:style-name="T12">Caso de uso:</text:span> <text:span text:style-name="T3">Validar </text:span><text:span text:style-name="T7">D</text:span><text:span text:style-name="T3">ados</text:span></text:p>
      <text:p text:style-name="P3"/>
      <text:p text:style-name="P3">1. O sistema valida os dados de acordo com as regras de negócio;</text:p>
      <text:p text:style-name="P3">2. Se os dados estiverem com algum erro de validação o sistema envia um status de erro;</text:p>
      <text:p text:style-name="P3">3. Volta ao caso de uso que o cham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01:54:03.306762490</meta:creation-date>
    <dc:date>2016-06-29T04:24:33.046790278</dc:date>
    <meta:editing-duration>PT1H1M41S</meta:editing-duration>
    <meta:editing-cycles>12</meta:editing-cycles>
    <meta:generator>LibreOffice/5.0.6.3$Linux_X86_64 LibreOffice_project/00m0$Build-3</meta:generator>
    <meta:document-statistic meta:table-count="0" meta:image-count="0" meta:object-count="0" meta:page-count="4" meta:paragraph-count="69" meta:word-count="919" meta:character-count="5453" meta:non-whitespace-character-count="4595"/>
  </office:meta>
</office:document-meta>
</file>